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MOSFET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  <table:table-cell office:value-type="string" calcext:value-type="string">
            <text:p>DUT</text:p>
          </table:table-cell>
          <table:table-cell office:value-type="string" calcext:value-type="string">
            <text:p>CKCycle</text:p>
          </table:table-cell>
        </table:table-row>
        <table:table-row table:style-name="ro1">
          <table:table-cell office:value-type="string" calcext:value-type="string">
            <text:p>Bl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a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a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a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a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Ba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a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a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a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a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a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a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a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a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a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a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Ba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Ba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a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a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a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a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a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a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Ba1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a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a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a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Aa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a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a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Ba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a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a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a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a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a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a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a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a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a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Ba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a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a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a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a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a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a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a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a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a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a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a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a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a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a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a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a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a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Ba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1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a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a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a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a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Ba1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a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a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a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a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Ba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Ba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a1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a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a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Ba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Ba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a1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a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a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a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Ba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Ba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a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a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a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a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a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a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Ba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a1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a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a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a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Ba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a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a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a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a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a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a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a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a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a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a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Ba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a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a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a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a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Ba1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a1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a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a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Ba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a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Ba1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a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a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a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a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Ba1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a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a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a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Ba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Ba1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a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a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a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Ba1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a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a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a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a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Ba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a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Ba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a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a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a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a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Ba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Ba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a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Ba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Ba1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Ba1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Ba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a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a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Ba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Ba1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Ba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a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a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a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Ba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a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a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a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Ba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Ba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Ba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a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a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a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a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Ba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a1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a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a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a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a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a1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Ba1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a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a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a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Ba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a2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Aa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a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Ae1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e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e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Ae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Ba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Ba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a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Ba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Be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Be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e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Be4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Ca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Ca2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Ca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Ca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e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Ce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Ce3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Ce4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Da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Da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Da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a4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De1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De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e3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De4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string" calcext:value-type="string">
            <text:p>Ea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a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Ea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Ea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Ee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Ee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Ee3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Ee4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string" calcext:value-type="string">
            <text:p>Fa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Fa2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Fa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Fa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Fe1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Fe2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Fe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Fe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Ga1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Ga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Ga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Ga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e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e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Ge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Ge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Ha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a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Ha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Ha4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He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He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He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He4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Ab1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b2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Ab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Ab4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f1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Af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f3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Af4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Bb1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Bb2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Bb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Bb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f1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Bf2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Bf3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Bf4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b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b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Cb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Cf1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f2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Cf3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f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string" calcext:value-type="string">
            <text:p>Db1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Db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b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Db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Df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Df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Df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Df4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Eb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b2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Eb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Eb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f1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f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Ef3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Ef4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Fb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b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Fb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Fb4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Ff1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Ff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Ff3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Ff4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Gb1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Gb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Gb3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Gb4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f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f2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Gf3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Gf4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Hb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b2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Hb3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Hb4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f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Hf2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Hf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Hf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Ac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c2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Ac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Ac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g1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g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g3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g4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Bc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c2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Bc3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Bc4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Bg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Bg2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Bg3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Bg4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Cc1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c2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Cc3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Cc4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g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Cg2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Cg3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g4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Dc1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Dc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Dc3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Dc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Dg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Dg2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Dg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g4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Ec1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Ec2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Ec3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Ec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Eg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g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Eg3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Eg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Fc1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Fc2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Fc3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Fc4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Fg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Fg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Fg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Fg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Gc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c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Gc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Gc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g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g2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Gg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Gg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Hc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Hc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Hc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c4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Hg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Hg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Hg3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Hg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Ad1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d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Ad3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Ad4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h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h2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Ah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Ah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Bd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d2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Bd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Bd4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Bh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h2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Bh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Bh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string" calcext:value-type="string">
            <text:p>Cd1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Cd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Cd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d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Ch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Ch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Ch3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Ch4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string" calcext:value-type="string">
            <text:p>Dd1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Dd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Dd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d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Dh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h2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Dh3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Dh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Ed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Ed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d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Ed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h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h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h3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Eh4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Fd1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Fd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Fd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Fd4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Fh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Fh2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Fh3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Fh4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Gd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d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Gd3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d4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h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h2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Gh3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Gh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Hd1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Hd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Hd3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Hd4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Hh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h2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Hh3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Hh4</text:p>
          </table:table-cell>
          <table:table-cell office:value-type="float" office:value="512" calcext:value-type="float">
            <text:p>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 style:data-style-name="N2" text:time-value="10:34:51.973445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16:50:09.380900311</meta:creation-date>
    <dc:date>2025-06-09T10:45:59.512753488</dc:date>
    <meta:editing-duration>PT25M30S</meta:editing-duration>
    <meta:editing-cycles>5</meta:editing-cycles>
    <meta:generator>LibreOffice/24.2.7.2$Linux_X86_64 LibreOffice_project/420$Build-2</meta:generator>
    <meta:document-statistic meta:table-count="1" meta:cell-count="1040" meta:object-count="0"/>
  </office:meta>
</office:document-meta>
</file>